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new-oauth-token"/><text:span text:style-name="Source_20_Text">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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6T13:23:43.596267473</meta:creation-date>
    <dc:date>2022-03-16T16:08:09.470858659</dc:date>
    <meta:editing-duration>PT2H34M15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6.4.7.2$Linux_X86_64 LibreOffice_project/40$Build-2</meta:generator>
  </office:meta>
</office:document-meta>
</file>